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41c678"/>
    </style:style>
    <style:style style:name="T4" style:family="text">
      <style:text-properties officeooo:rsid="0029bb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2bc64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1">N°</text:p>
          </table:table-cell>
          <table:table-cell table:style-name="Tableau1.A1" office:value-type="string">
            <text:p text:style-name="P22">Nom &amp; Prénoms</text:p>
          </table:table-cell>
          <table:table-cell table:style-name="Tableau1.A1" office:value-type="string">
            <text:p text:style-name="P23">MC</text:p>
          </table:table-cell>
          <table:table-cell table:style-name="Tableau1.A1" office:value-type="string">
            <text:p text:style-name="P23">COMP</text:p>
          </table:table-cell>
          <table:table-cell table:style-name="Tableau1.A1" office:value-type="string">
            <text:p text:style-name="P28">MOT</text:p>
          </table:table-cell>
          <table:table-cell table:style-name="Tableau1.A1" office:value-type="string">
            <text:p text:style-name="P28">E1</text:p>
          </table:table-cell>
          <table:table-cell table:style-name="Tableau1.A1" office:value-type="string">
            <text:p text:style-name="P23"><text:span text:style-name="T4">E</text:span>2</text:p>
          </table:table-cell>
          <table:table-cell table:style-name="Tableau1.A1" office:value-type="string">
            <text:p text:style-name="P23"><text:span text:style-name="T4">E</text:span>3</text:p>
          </table:table-cell>
          <table:table-cell table:style-name="Tableau1.A1" office:value-type="string">
            <text:p text:style-name="P23">M<text:span text:style-name="T4">OY</text:span></text:p>
          </table:table-cell>
          <table:table-cell table:style-name="Tableau1.J1" office:value-type="string">
            <text:p text:style-name="P23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>ABDOU ASSANI <text:span text:style-name="T5">Fatima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17">ABOUBACAR ALI <text:span text:style-name="T5">Farhat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17">AHMED-COMBO <text:span text:style-name="T5">Wannah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6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7">ALI BACAR <text:span text:style-name="T5">Oumi</text:span> Asma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17">ANLI <text:span text:style-name="T5">Ayd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17">ASSANI <text:span text:style-name="T5">Arshad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17">BACAR <text:span text:style-name="T5">Houza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17">BAMOUSSA <text:span text:style-name="T5">Abdouraouf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17">BOINAIDI <text:span text:style-name="T5">Karim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17">DARKATINE <text:span text:style-name="T5">Nadjaïn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18">DJANFAR <text:span text:style-name="T5">No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18">HAZAM Halfa <text:span text:style-name="T5">An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18">HOUMADI ALI <text:span text:style-name="T5">Faik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18">IBRAHIM HOUMADI <text:span text:style-name="T5">Ankoub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18">JIMMY <text:span text:style-name="T5">Mario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18">MANSOIBOU <text:span text:style-name="T5">Naiss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18">MASSIALA Ihlas <text:span text:style-name="T5">Alaedd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18">MOUHAMADI <text:span text:style-name="T5">Rosil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19">RAGUISSY <text:span text:style-name="T5">Sami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19">SAID HOUMADI <text:span text:style-name="T5">Rahim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19">SAINDOU <text:span text:style-name="T5">Laya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19">SALIM <text:span text:style-name="T5">Wirdan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19">SOUDJAY <text:span text:style-name="T5">Cathy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19">TREGARO <text:span text:style-name="T5">Anaël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ext:soft-page-break/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19">VELONTSOA Lala <text:span text:style-name="T5">Chrishin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style style:name="MT3" style:family="text">
      <style:text-properties officeooo:rsid="0042bc64"/>
    </style:style>
    <style:style style:name="MT4" style:family="text">
      <style:text-properties officeooo:rsid="0041c678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3">2</text:span><text:span text:style-name="MT2"> – </text:span><text:span text:style-name="MT4">Mini é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0:47:37.824286447</dc:date>
    <meta:editing-duration>PT1H52M11S</meta:editing-duration>
    <meta:editing-cycles>53</meta:editing-cycles>
    <meta:generator>LibreOffice/7.3.5.2$Linux_X86_64 LibreOffice_project/30$Build-2</meta:generator>
    <meta:document-statistic meta:table-count="3" meta:image-count="0" meta:object-count="0" meta:page-count="6" meta:paragraph-count="273" meta:word-count="388" meta:character-count="1611" meta:non-whitespace-character-count="1494"/>
  </office:meta>
</office:document-meta>
</file>